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13cm" fo:margin-left="0cm" table:align="left"/>
    </style:style>
    <style:style style:name="Tableau1.A" style:family="table-column">
      <style:table-column-properties style:column-width="9.606cm"/>
    </style:style>
    <style:style style:name="Tableau1.B" style:family="table-column">
      <style:table-column-properties style:column-width="8.407cm"/>
    </style:style>
    <style:style style:name="Tableau1.A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8.002cm" fo:margin-left="0cm" table:align="left"/>
    </style:style>
    <style:style style:name="Tableau2.A" style:family="table-column">
      <style:table-column-properties style:column-width="9.001cm"/>
    </style:style>
    <style:style style:name="Tableau2.A1" style:family="table-cell">
      <style:table-cell-properties fo:padding="0.097cm" fo:border="0.25pt solid #000000" style:writing-mode="lr-tb"/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18.002cm" fo:margin-left="0cm" table:align="left"/>
    </style:style>
    <style:style style:name="Tableau3.A" style:family="table-column">
      <style:table-column-properties style:column-width="18.002cm"/>
    </style:style>
    <style:style style:name="Tableau3.A1" style:family="table-cell">
      <style:table-cell-properties fo:padding="0.097cm" fo:border="0.25pt solid #000000" style:writing-mode="lr-tb"/>
    </style:style>
    <style:style style:name="Tableau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18.002cm" fo:margin-left="0cm" table:align="left"/>
    </style:style>
    <style:style style:name="Tableau4.A" style:family="table-column">
      <style:table-column-properties style:column-width="9.001cm"/>
    </style:style>
    <style:style style:name="Tableau4.A1" style:family="table-cell">
      <style:table-cell-properties fo:padding="0.097cm" fo:border="0.25pt solid #000000" style:writing-mode="lr-tb"/>
    </style:style>
    <style:style style:name="Tableau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5" style:family="table">
      <style:table-properties style:width="18.013cm" fo:margin-left="0cm" table:align="left"/>
    </style:style>
    <style:style style:name="Tableau5.A" style:family="table-column">
      <style:table-column-properties style:column-width="9.811cm"/>
    </style:style>
    <style:style style:name="Tableau5.B" style:family="table-column">
      <style:table-column-properties style:column-width="8.202cm"/>
    </style:style>
    <style:style style:name="Tableau5.A1" style:family="table-cell">
      <style:table-cell-properties fo:padding="0.097cm" fo:border="0.25pt solid #000000" style:writing-mode="lr-tb"/>
    </style:style>
    <style:style style:name="Tableau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5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5.7" style:family="table-row">
      <style:table-row-properties style:min-row-height="0.794cm" style:use-optimal-row-height="false"/>
    </style:style>
    <style:style style:name="Tableau6" style:family="table">
      <style:table-properties style:width="18.002cm" fo:margin-left="0cm" table:align="left"/>
    </style:style>
    <style:style style:name="Tableau6.A" style:family="table-column">
      <style:table-column-properties style:column-width="9.001cm"/>
    </style:style>
    <style:style style:name="Tableau6.A1" style:family="table-cell">
      <style:table-cell-properties fo:padding="0.097cm" fo:border="0.25pt solid #000000" style:writing-mode="lr-tb"/>
    </style:style>
    <style:style style:name="Tableau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7" style:family="table">
      <style:table-properties style:width="18.002cm" fo:margin-left="0cm" table:align="left"/>
    </style:style>
    <style:style style:name="Tableau7.A" style:family="table-column">
      <style:table-column-properties style:column-width="9.001cm"/>
    </style:style>
    <style:style style:name="Tableau7.A1" style:family="table-cell">
      <style:table-cell-properties fo:padding="0.097cm" fo:border="0.25pt solid #000000" style:writing-mode="lr-tb"/>
    </style:style>
    <style:style style:name="Tableau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8" style:family="table">
      <style:table-properties style:width="18.002cm" table:align="margins"/>
    </style:style>
    <style:style style:name="Tableau8.A" style:family="table-column">
      <style:table-column-properties style:column-width="9.001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A3" style:family="table-cell">
      <style:table-cell-properties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Mono" fo:font-size="11pt" fo:font-weight="bold" officeooo:rsid="00035a69" officeooo:paragraph-rsid="00035a69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Mono" fo:font-weight="bold" style:font-weight-asian="bold" style:font-size-complex="10.5pt" style:font-weight-complex="bold"/>
    </style:style>
    <style:style style:name="P5" style:family="paragraph" style:parent-style-name="Table_20_Contents">
      <style:text-properties style:font-name="Liberation Mono" fo:font-weight="bold" style:font-weight-asian="bold" style:font-weight-complex="bold"/>
    </style:style>
    <style:style style:name="P6" style:family="paragraph" style:parent-style-name="Table_20_Contents">
      <style:text-properties style:font-name="Liberation Mono" fo:font-weight="bold" officeooo:rsid="000f4e73" officeooo:paragraph-rsid="000f4e73" style:font-weight-asian="bold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officeooo:paragraph-rsid="0008cd2e" style:font-weight-asian="bold" style:font-weight-complex="bold"/>
    </style:style>
    <style:style style:name="P9" style:family="paragraph" style:parent-style-name="Table_20_Contents">
      <style:text-properties fo:font-weight="bold" officeooo:rsid="000b334f" officeooo:paragraph-rsid="000b334f" style:font-weight-asian="bold" style:font-weight-complex="bold"/>
    </style:style>
    <style:style style:name="P10" style:family="paragraph" style:parent-style-name="Table_20_Contents">
      <style:text-properties officeooo:rsid="00035a69" officeooo:paragraph-rsid="00035a69"/>
    </style:style>
    <style:style style:name="P11" style:family="paragraph" style:parent-style-name="Table_20_Contents">
      <style:text-properties officeooo:rsid="00070833" officeooo:paragraph-rsid="00070833"/>
    </style:style>
    <style:style style:name="P12" style:family="paragraph" style:parent-style-name="Table_20_Contents">
      <style:text-properties officeooo:rsid="0008cd2e" officeooo:paragraph-rsid="0008cd2e"/>
    </style:style>
    <style:style style:name="P13" style:family="paragraph" style:parent-style-name="Table_20_Contents">
      <style:text-properties officeooo:rsid="000db8e2" officeooo:paragraph-rsid="000db8e2"/>
    </style:style>
    <style:style style:name="P14" style:family="paragraph" style:parent-style-name="Table_20_Contents">
      <style:text-properties officeooo:paragraph-rsid="000db8e2"/>
    </style:style>
    <style:style style:name="P15" style:family="paragraph" style:parent-style-name="Standard">
      <style:text-properties officeooo:rsid="000a9d58" officeooo:paragraph-rsid="000a9d58"/>
    </style:style>
    <style:style style:name="P16" style:family="paragraph" style:parent-style-name="Standard">
      <style:text-properties fo:font-weight="bold" officeooo:paragraph-rsid="000db8e2" style:font-weight-asian="bold" style:font-weight-complex="bold"/>
    </style:style>
    <style:style style:name="P17" style:family="paragraph" style:parent-style-name="Heading_20_1">
      <style:text-properties fo:font-size="20pt" style:font-size-asian="20pt" style:font-size-complex="20pt"/>
    </style:style>
    <style:style style:name="P18" style:family="paragraph" style:parent-style-name="Standard" style:master-page-name="MP0">
      <loext:graphic-properties draw:fill="solid" draw:fill-color="#00ffff" draw:opacity="100%"/>
      <style:paragraph-properties fo:text-align="center" style:justify-single-word="false" style:page-number="auto" fo:break-before="page" fo:background-color="#00ffff" fo:padding="0.035cm" fo:border="0.99pt solid #000000" style:shadow="#000000 0.035cm 0.035cm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Normal">
      <style:paragraph-properties>
        <style:tab-stops>
          <style:tab-stop style:position="18.002cm" style:type="right" style:leader-style="solid" style:leader-text="_"/>
        </style:tab-stops>
      </style:paragraph-properties>
    </style:style>
    <style:style style:name="T1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font-name="Liberation Mono" fo:font-style="italic" style:font-style-asian="italic" style:font-style-complex="italic"/>
    </style:style>
    <style:style style:name="T5" style:family="text">
      <style:text-properties officeooo:rsid="00048b29"/>
    </style:style>
    <style:style style:name="T6" style:family="text">
      <style:text-properties officeooo:rsid="0008cd2e"/>
    </style:style>
    <style:style style:name="T7" style:family="text">
      <style:text-properties officeooo:rsid="000db8e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db8e2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YMFONY</text:p>
      <text:p text:style-name="Standard"/>
      <text:p text:style-name="Standard"/>
      <text:table-of-content text:style-name="Sect1" text:name="_TOC0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des matières</text:p>
          </text:index-title>
          <text:p text:style-name="P19"><text:a xlink:type="simple" xlink:href="#__RefHeading___Toc639_835992635" text:style-name="Index_20_Link" text:visited-style-name="Index_20_Link">symfony lancement<text:tab/>1</text:a></text:p>
          <text:p text:style-name="P19"><text:a xlink:type="simple" xlink:href="#__RefHeading___Toc641_835992635" text:style-name="Index_20_Link" text:visited-style-name="Index_20_Link">bin/console command<text:tab/>1</text:a></text:p>
          <text:p text:style-name="P19"><text:a xlink:type="simple" xlink:href="#__RefHeading___Toc389_3906617047" text:style-name="Index_20_Link" text:visited-style-name="Index_20_Link">CSS/JS/Images<text:tab/>1</text:a></text:p>
          <text:p text:style-name="P19"><text:a xlink:type="simple" xlink:href="#__RefHeading___Toc391_3906617047" text:style-name="Index_20_Link" text:visited-style-name="Index_20_Link">Création controlleur/formulaire<text:tab/>2</text:a></text:p>
          <text:p text:style-name="P19"><text:a xlink:type="simple" xlink:href="#__RefHeading___Toc340_496342531" text:style-name="Index_20_Link" text:visited-style-name="Index_20_Link">Database/doctrine<text:tab/>2</text:a></text:p>
          <text:p text:style-name="P19"><text:a xlink:type="simple" xlink:href="#__RefHeading___Toc393_3906617047" text:style-name="Index_20_Link" text:visited-style-name="Index_20_Link">DoctrineFixturesBundle-Faker<text:tab/>2</text:a></text:p>
          <text:p text:style-name="P19"><text:a xlink:type="simple" xlink:href="#__RefHeading___Toc429_2080370450" text:style-name="Index_20_Link" text:visited-style-name="Index_20_Link">Paginator<text:tab/>2</text:a></text:p>
        </text:index-body>
      </text:table-of-content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h text:style-name="P17" text:outline-level="1"><text:bookmark-start text:name="__RefHeading___Toc639_835992635"/>symfony lancement<text:bookmark-end text:name="__RefHeading___Toc639_835992635"/></text:h>
          </table:table-cell>
          <table:covered-table-cell/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1">composer create-project symfony/website-skeleton </text:span></text:span><text:span text:style-name="Police_20_par_20_défaut"><text:span text:style-name="T2">myProjectPerso</text:span></text:span></text:p>
          </table:table-cell>
          <table:table-cell table:style-name="Tableau1.B2" office:value-type="string">
            <text:p text:style-name="Table_20_Contents">Création d’un projet symfony complet</text:p>
          </table:table-cell>
        </table:table-row>
        <table:table-row>
          <table:table-cell table:style-name="Tableau1.A2" office:value-type="string">
            <text:p text:style-name="P1">composer create-project symfony/website-skeleton:^4.4 my_project_name</text:p>
          </table:table-cell>
          <table:table-cell table:style-name="Tableau1.B2" office:value-type="string">
            <text:p text:style-name="Table_20_Contents">Création d’un projet symfony complet différent de la dernière version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1">composer create-project symfony/skeleton </text:span></text:span><text:span text:style-name="Police_20_par_20_défaut"><text:span text:style-name="T2">myProjectPerso</text:span></text:span></text:p>
          </table:table-cell>
          <table:table-cell table:style-name="Tableau1.B2" office:value-type="string">
            <text:p text:style-name="Table_20_Contents">Création d’un projet symfony léger</text:p>
          </table:table-cell>
        </table:table-row>
        <table:table-row>
          <table:table-cell table:style-name="Tableau1.A2" office:value-type="string">
            <text:p text:style-name="P2">symfony check:requirements</text:p>
          </table:table-cell>
          <table:table-cell table:style-name="Tableau1.B2" office:value-type="string">
            <text:p text:style-name="Table_20_Contents">Vérifie l’absence de dépendances</text:p>
          </table:table-cell>
        </table:table-row>
        <table:table-row>
          <table:table-cell table:style-name="Tableau1.A2" office:value-type="string">
            <text:p text:style-name="P2">symfony server:start</text:p>
          </table:table-cell>
          <table:table-cell table:style-name="Tableau1.B2" office:value-type="string">
            <text:p text:style-name="Table_20_Contents">Lance le serveur de dév (8000)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table:number-columns-spanned="2" office:value-type="string">
            <text:h text:style-name="Heading_20_1" text:outline-level="1"><text:bookmark-start text:name="__RefHeading___Toc641_835992635"/>bin/console command<text:bookmark-end text:name="__RefHeading___Toc641_835992635"/></text:h>
          </table:table-cell>
          <table:covered-table-cell/>
        </table:table-row>
        <table:table-row>
          <table:table-cell table:style-name="Tableau2.A2" office:value-type="string">
            <text:p text:style-name="P2">php bin/console</text:p>
          </table:table-cell>
          <table:table-cell table:style-name="Tableau2.B2" office:value-type="string">
            <text:p text:style-name="Table_20_Contents">Liste des commandes</text:p>
          </table:table-cell>
        </table:table-row>
        <table:table-row>
          <table:table-cell table:style-name="Tableau2.A2" office:value-type="string">
            <text:p text:style-name="P2">php bin/console about</text:p>
          </table:table-cell>
          <table:table-cell table:style-name="Tableau2.B2" office:value-type="string">
            <text:p text:style-name="Table_20_Contents">Infos sur le projet</text:p>
          </table:table-cell>
        </table:table-row>
        <table:table-row>
          <table:table-cell table:style-name="Tableau2.A2" office:value-type="string">
            <text:p text:style-name="P2">php bin/console debug:router</text:p>
          </table:table-cell>
          <table:table-cell table:style-name="Tableau2.B2" office:value-type="string">
            <text:p text:style-name="Table_20_Contents">Affiche les routes</text:p>
          </table:table-cell>
        </table:table-row>
        <table:table-row>
          <table:table-cell table:style-name="Tableau2.A2" office:value-type="string">
            <text:p text:style-name="P2">php bin/console make:</text:p>
          </table:table-cell>
          <table:table-cell table:style-name="Tableau2.B2" office:value-type="string">
            <text:p text:style-name="Table_20_Contents">Affiche la liste des commandes associées à make</text:p>
          </table:table-cell>
        </table:table-row>
        <table:table-row>
          <table:table-cell table:style-name="Tableau2.A2" office:value-type="string">
            <text:p text:style-name="P2">php bin/console debug:autowiring</text:p>
          </table:table-cell>
          <table:table-cell table:style-name="Tableau2.B2" office:value-type="string">
            <text:p text:style-name="P11">Affiche les services utilisés dans le projet symfony</text:p>
          </table:table-cell>
        </table:table-row>
        <table:table-row>
          <table:table-cell table:style-name="Tableau2.A2" office:value-type="string">
            <text:p text:style-name="P3"><text:span text:style-name="T5">p</text:span>hp bin/console cache:clear</text:p>
          </table:table-cell>
          <table:table-cell table:style-name="Tableau2.B2" office:value-type="string">
            <text:p text:style-name="P10">Vider le cache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h text:style-name="Heading_20_1" text:outline-level="1"><text:bookmark-start text:name="__RefHeading___Toc389_3906617047"/>CSS/JS/Images<text:bookmark-end text:name="__RefHeading___Toc389_3906617047"/></text:h>
          </table:table-cell>
        </table:table-row>
        <table:table-row>
          <table:table-cell table:style-name="Tableau3.A2" office:value-type="string">
            <text:p text:style-name="P2">composer require symfony/asset</text:p>
          </table:table-cell>
        </table:table-row>
        <table:table-row>
          <table:table-cell table:style-name="Tableau3.A2" office:value-type="string">
            <text:p text:style-name="P2">{# the image lives at "public/images/logo.png" #}</text:p>
            <text:p text:style-name="P2">&lt;img src="{{ asset('images/logo.png') }}" alt="Symfony!"/&gt;</text:p>
            <text:p text:style-name="P2"/>
            <text:p text:style-name="P2">{# the CSS file lives at "public/css/blog.css" #}</text:p>
            <text:p text:style-name="P2">&lt;link href="{{ asset('css/blog.css') }}" rel="stylesheet"/&gt;</text:p>
            <text:p text:style-name="P2"/>
            <text:p text:style-name="P2">{# the JS file lives at "public/bundles/acme/js/loader.js" #}</text:p>
            <text:p text:style-name="P2">&lt;script src="{{ asset('bundles/acme/js/loader.js') }}"&gt;&lt;/script&gt;</text:p>
          </table:table-cell>
        </table:table-row>
      </table:table>
      <text:p text:style-name="Standard"/>
      <text:p text:style-name="Standard"><text:soft-page-break/></text:p>
      <table:table table:name="Tableau4" table:style-name="Tableau4">
        <table:table-column table:style-name="Tableau4.A" table:number-columns-repeated="2"/>
        <table:table-row>
          <table:table-cell table:style-name="Tableau4.A1" table:number-columns-spanned="2" office:value-type="string">
            <text:h text:style-name="Heading_20_1" text:outline-level="1"><text:bookmark-start text:name="__RefHeading___Toc391_3906617047"/>Création controlleur/formulaire<text:bookmark-end text:name="__RefHeading___Toc391_3906617047"/></text:h>
          </table:table-cell>
          <table:covered-table-cell/>
        </table:table-row>
        <table:table-row>
          <table:table-cell table:style-name="Tableau4.A2" office:value-type="string">
            <text:p text:style-name="P5">php bin/console make:controller</text:p>
          </table:table-cell>
          <table:table-cell table:style-name="Tableau4.B2" office:value-type="string">
            <text:p text:style-name="Table_20_Contents">Création d’un controlleur</text:p>
          </table:table-cell>
        </table:table-row>
        <table:table-row>
          <table:table-cell table:style-name="Tableau4.A2" office:value-type="string">
            <text:p text:style-name="Table_20_Contents"><text:span text:style-name="Police_20_par_20_défaut"><text:span text:style-name="T3">php bin/console make:crud </text:span></text:span><text:span text:style-name="Police_20_par_20_défaut"><text:span text:style-name="T4">TableName</text:span></text:span></text:p>
          </table:table-cell>
          <table:table-cell table:style-name="Tableau4.B2" office:value-type="string">
            <text:p text:style-name="Table_20_Contents">Création d’un CRUD</text:p>
          </table:table-cell>
        </table:table-row>
        <table:table-row>
          <table:table-cell table:style-name="Tableau4.A2" office:value-type="string">
            <text:p text:style-name="P5">php bin/console make:form</text:p>
          </table:table-cell>
          <table:table-cell table:style-name="Tableau4.B2" office:value-type="string">
            <text:p text:style-name="Table_20_Contents">Création d’un formulaire (classe)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h text:style-name="Heading_20_1" text:outline-level="1"><text:bookmark-start text:name="__RefHeading___Toc340_496342531"/>Database/doctrine<text:bookmark-end text:name="__RefHeading___Toc340_496342531"/></text:h>
          </table:table-cell>
          <table:covered-table-cell/>
        </table:table-row>
        <table:table-row>
          <table:table-cell table:style-name="Tableau5.A2" table:number-columns-spanned="2" office:value-type="string">
            <text:p text:style-name="Table_20_Contents">Fichier .env pour les paramètres de la bd</text:p>
            <text:p text:style-name="P7">DATABASE_URL=mysql://root:0000@127.0.0.1:3306/blogSymfony</text:p>
          </table:table-cell>
          <table:covered-table-cell/>
        </table:table-row>
        <table:table-row>
          <table:table-cell table:style-name="Tableau5.A3" office:value-type="string">
            <text:p text:style-name="P5">php bin/console doctrine:database:create</text:p>
          </table:table-cell>
          <table:table-cell table:style-name="Tableau5.A2" office:value-type="string">
            <text:p text:style-name="Table_20_Contents">Création de la db</text:p>
          </table:table-cell>
        </table:table-row>
        <table:table-row>
          <table:table-cell table:style-name="Tableau5.A3" office:value-type="string">
            <text:p text:style-name="P5">php bin/console make:entity</text:p>
          </table:table-cell>
          <table:table-cell table:style-name="Tableau5.A2" office:value-type="string">
            <text:p text:style-name="Table_20_Contents">Création d’une classe entity</text:p>
          </table:table-cell>
        </table:table-row>
        <table:table-row>
          <table:table-cell table:style-name="Tableau5.A3" office:value-type="string">
            <text:p text:style-name="Table_20_Contents"><text:span text:style-name="Police_20_par_20_défaut"><text:span text:style-name="T3">php bin/console make:entity </text:span></text:span><text:span text:style-name="Police_20_par_20_défaut"><text:span text:style-name="T4">entityName</text:span></text:span></text:p>
          </table:table-cell>
          <table:table-cell table:style-name="Tableau5.A2" office:value-type="string">
            <text:p text:style-name="Table_20_Contents">Modification d’une classe entity</text:p>
          </table:table-cell>
        </table:table-row>
        <table:table-row>
          <table:table-cell table:style-name="Tableau5.A3" office:value-type="string">
            <text:p text:style-name="P5">php bin/console make:migration</text:p>
          </table:table-cell>
          <table:table-cell table:style-name="Tableau5.A2" office:value-type="string">
            <text:p text:style-name="Table_20_Contents">Création d’un fichier de migration à partir de la classe entity</text:p>
          </table:table-cell>
        </table:table-row>
        <table:table-row table:style-name="Tableau5.7">
          <table:table-cell table:style-name="Tableau5.A3" office:value-type="string">
            <text:p text:style-name="P5">php bin/console doctrine:migrations:migrate</text:p>
          </table:table-cell>
          <table:table-cell table:style-name="Tableau5.A2" office:value-type="string">
            <text:p text:style-name="Table_20_Contents">Mise à jour de la bd via les fichiers de migration</text:p>
          </table:table-cell>
        </table:table-row>
        <table:table-row table:style-name="Tableau5.7">
          <table:table-cell table:style-name="Tableau5.A3" office:value-type="string">
            <text:p text:style-name="P5">php bin/console make:entity --regenerate</text:p>
          </table:table-cell>
          <table:table-cell table:style-name="Tableau5.A2" office:value-type="string">
            <text:p text:style-name="Table_20_Contents">Après modification manuelles, permet de recréer les getter et setter</text:p>
          </table:table-cell>
        </table:table-row>
        <table:table-row table:style-name="Tableau5.7">
          <table:table-cell table:style-name="Tableau5.A3" office:value-type="string">
            <text:p text:style-name="P5">php bin/console make:entity --regenerate --overwrite</text:p>
          </table:table-cell>
          <table:table-cell table:style-name="Tableau5.A2" office:value-type="string">
            <text:p text:style-name="Table_20_Contents">modifie des getters/setters déjà créés</text:p>
          </table:table-cell>
        </table:table-row>
      </table:table>
      <text:p text:style-name="Standard"/>
      <table:table table:name="Tableau6" table:style-name="Tableau6">
        <table:table-column table:style-name="Tableau6.A" table:number-columns-repeated="2"/>
        <table:table-row>
          <table:table-cell table:style-name="Tableau6.A1" table:number-columns-spanned="2" office:value-type="string">
            <text:p text:style-name="P6">Authentification</text:p>
          </table:table-cell>
          <table:covered-table-cell/>
        </table:table-row>
        <table:table-row>
          <table:table-cell table:style-name="Tableau6.A2" office:value-type="string">
            <text:p text:style-name="P5">php bin/console make:user</text:p>
          </table:table-cell>
          <table:table-cell table:style-name="Tableau6.B2" office:value-type="string">
            <text:p text:style-name="Table_20_Contents">Création de l’entité user</text:p>
          </table:table-cell>
        </table:table-row>
        <table:table-row>
          <table:table-cell table:style-name="Tableau6.A2" office:value-type="string">
            <text:p text:style-name="P5">php bin/console make:auth</text:p>
          </table:table-cell>
          <table:table-cell table:style-name="Tableau6.B2" office:value-type="string">
            <text:p text:style-name="Table_20_Contents">Mise en place de l’authentification</text:p>
          </table:table-cell>
        </table:table-row>
        <table:table-row>
          <table:table-cell table:style-name="Tableau6.A2" office:value-type="string">
            <text:p text:style-name="P5">php bin/console make:registration-form</text:p>
          </table:table-cell>
          <table:table-cell table:style-name="Tableau6.B2" office:value-type="string">
            <text:p text:style-name="Table_20_Contents">Création du formulaire d’inscription</text:p>
          </table:table-cell>
        </table:table-row>
      </table:table>
      <text:p text:style-name="Standard"/>
      <text:p text:style-name="Standard"/>
      <table:table table:name="Tableau7" table:style-name="Tableau7">
        <table:table-column table:style-name="Tableau7.A" table:number-columns-repeated="2"/>
        <table:table-row>
          <table:table-cell table:style-name="Tableau7.A1" table:number-columns-spanned="2" office:value-type="string">
            <text:h text:style-name="Heading_20_1" text:outline-level="1"><text:bookmark-start text:name="__RefHeading___Toc393_3906617047"/>DoctrineFixturesBundle-<text:span text:style-name="T6">Faker</text:span><text:bookmark-end text:name="__RefHeading___Toc393_3906617047"/></text:h>
          </table:table-cell>
          <table:covered-table-cell/>
        </table:table-row>
        <table:table-row>
          <table:table-cell table:style-name="Tableau7.A2" office:value-type="string">
            <text:p text:style-name="P7">composer require --dev orm-fixtures</text:p>
          </table:table-cell>
          <table:table-cell table:style-name="Tableau7.B2" office:value-type="string">
            <text:p text:style-name="Table_20_Contents">Installer le composant de création de fausses données</text:p>
          </table:table-cell>
        </table:table-row>
        <table:table-row>
          <table:table-cell table:style-name="Tableau7.A2" office:value-type="string">
            <text:p text:style-name="P7">php bin/console make:fixtures</text:p>
          </table:table-cell>
          <table:table-cell table:style-name="Tableau7.B2" office:value-type="string">
            <text:p text:style-name="Table_20_Contents">Créer une classe de base fixtures</text:p>
          </table:table-cell>
        </table:table-row>
        <table:table-row>
          <table:table-cell table:style-name="Tableau7.A2" office:value-type="string">
            <text:p text:style-name="P7">php bin/console doctrine:fixtures:load</text:p>
          </table:table-cell>
          <table:table-cell table:style-name="Tableau7.B2" office:value-type="string">
            <text:p text:style-name="Table_20_Contents">Lancer la création des données après la mise en place de la classe fixture</text:p>
          </table:table-cell>
        </table:table-row>
        <table:table-row>
          <table:table-cell table:style-name="Tableau7.A2" office:value-type="string">
            <text:p text:style-name="P7">php bin/console doctrine:fixtures:load --help</text:p>
          </table:table-cell>
          <table:table-cell table:style-name="Tableau7.B2" office:value-type="string">
            <text:p text:style-name="Table_20_Contents">Afficher l’aide associé à la commande</text:p>
          </table:table-cell>
        </table:table-row>
        <table:table-row>
          <table:table-cell table:style-name="Tableau7.B2" table:number-columns-spanned="2" office:value-type="string">
            <text:p text:style-name="P8">https://github.com/fzaninotto/Faker</text:p>
          </table:table-cell>
          <table:covered-table-cell/>
        </table:table-row>
        <table:table-row>
          <table:table-cell table:style-name="Tableau7.A2" office:value-type="string">
            <text:p text:style-name="P8">composer require fzaninotto/faker --dev</text:p>
          </table:table-cell>
          <table:table-cell table:style-name="Tableau7.B2" office:value-type="string">
            <text:p text:style-name="P12">Installation du composant faker</text:p>
          </table:table-cell>
        </table:table-row>
      </table:table>
      <text:p text:style-name="Standard"/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h text:style-name="Heading_20_1" text:outline-level="1"><text:bookmark-start text:name="__RefHeading___Toc429_2080370450"/>Paginator<text:bookmark-end text:name="__RefHeading___Toc429_2080370450"/></text:h>
          </table:table-cell>
          <table:covered-table-cell/>
        </table:table-row>
        <table:table-row>
          <table:table-cell table:style-name="Tableau8.A2" office:value-type="string">
            <text:p text:style-name="P16">https://github.com/KnpLabs/KnpPaginatorBundle</text:p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3" office:value-type="string">
            <text:p text:style-name="P9">composer require knplabs/knp-paginator-bundle</text:p>
          </table:table-cell>
          <table:table-cell table:style-name="Tableau8.B3" office:value-type="string">
            <text:p text:style-name="Table_20_Contents"/>
          </table:table-cell>
        </table:table-row>
        <table:table-row>
          <table:table-cell table:style-name="Tableau8.B3" table:number-columns-spanned="2" office:value-type="string">
            <text:p text:style-name="P13">Créer un fichier <text:span text:style-name="T8">knp_paginator.yaml</text:span> dans le répertoire <text:span text:style-name="T8">config/packages/</text:span> pour configurer la pagination</text:p>
          </table:table-cell>
          <table:covered-table-cell/>
        </table:table-row>
        <text:soft-page-break/>
        <table:table-row>
          <table:table-cell table:style-name="Tableau8.B3" table:number-columns-spanned="2" office:value-type="string">
            <text:p text:style-name="P14"><text:span text:style-name="T7">Créer un fichier </text:span><text:span text:style-name="T9">KnpPaginatorBundle.fr.yaml</text:span><text:span text:style-name="T7"> dans le répertoire </text:span><text:span text:style-name="T9">Translations</text:span><text:span text:style-name="T7"> et modifier la valeur </text:span><text:span text:style-name="T9">en =&gt; fr</text:span><text:span text:style-name="T7"> dans le fichier </text:span><text:span text:style-name="T9">config/packages/translation.yaml</text:span>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P15">composer require cocur/slugify</text:p>
      <text:p text:style-name="Standard"/>
      <text:p text:style-name="Standard">https://github.com/KnpLabs/KnpPaginatorBundle</text:p>
      <text:p text:style-name="Standard"/>
      <text:p text:style-name="Standard">https://www.witekio.com/fr/blog/</text:p>
      <text:p text:style-name="Standard"><text:bookmark-start text:name="__RefHeading___Toc198_911286441"/><text:bookmark-end text:name="__RefHeading___Toc198_9112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font-family="'Liberation Serif'" style:font-family-generic="roman" style:font-pitch="variable" fo:font-size="10.5pt" style:font-name-asian="Liberation Serif" style:font-family-asian="'Liberation Serif'" style:font-family-generic-asian="roman" style:font-pitch-asian="variable" style:font-size-asian="10.5pt" style:font-name-complex="Liberation Serif" style:font-family-complex="'Liberation Serif'" style:font-family-generic-complex="roman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Times New Roman" fo:font-family="'Times New Roman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 fo:hyphenation-ladder-count="no-limit"/>
      <style:text-properties style:font-name="Liberation Serif" fo:font-family="'Liberation Serif'" style:font-family-generic="roman" style:font-pitch="variable" fo:font-size="20pt" style:text-underline-style="solid" style:text-underline-width="bold" style:text-underline-color="#6666ff" fo:font-weight="bold" style:text-underline-mode="continuous" style:text-overline-mode="continuous" style:text-line-through-mode="continuous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roman" style:font-pitch-complex="variable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Liberation Serif" fo:font-family="'Liberation Serif'" style:font-family-generic="roman" style:font-pitch="variable" fo:font-style="italic" fo:text-shadow="1pt 1pt" style:text-underline-style="solid" style:text-underline-width="bold" style:text-underline-color="#000000" fo:font-weight="bold" style:text-underline-mode="continuous" style:text-overline-mode="continuous" style:text-line-through-mode="continuous" style:font-name-asian="Liberation Serif" style:font-family-asian="'Liberation Serif'" style:font-family-generic-asian="roman" style:font-pitch-asian="variable" style:font-style-asian="italic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Arial" style:font-family-complex="Arial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Contents_20_Heading" style:display-name="Contents Heading" style:family="paragraph" style:parent-style-name="Heading" style:class="index">
      <loext:graphic-properties draw:fill="solid" draw:fill-color="#f3991a" draw:opacity="100%"/>
      <style:paragraph-properties fo:hyphenation-ladder-count="no-limit" fo:background-color="#f3991a" text:number-lines="false" text:line-number="0"/>
      <style:text-properties fo:font-size="18pt" fo:font-weight="bold" style:font-size-asian="18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8.002cm" style:type="right" style:leader-style="dotted" style:leader-text="."/>
        </style:tab-stops>
      </style:paragraph-properties>
      <style:text-properties fo:font-size="14pt" fo:font-weight="bold" style:font-size-asian="14pt" style:font-weight-asian="bold"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 fo:font-style="italic" fo:font-weight="bold" style:font-size-asian="11pt" style:font-style-asian="italic" style:font-weight-asian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29cm" fo:margin-left="0cm" fo:margin-right="0cm" fo:margin-bottom="0cm" style:dynamic-spacing="true"/>
      </style:header-style>
      <style:footer-style>
        <style:header-footer-properties fo:min-height="0.2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a xlink:type="simple" xlink:href="#Table des matières1|region" office:target-frame-name="_top" xlink:show="replace" text:style-name="Internet_20_link" text:visited-style-name="Visited_20_Internet_20_Link">Table des matières</text:a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xte</dc:title>
    <meta:creation-date>2019-10-17T17:03:00Z</meta:creation-date>
    <dc:date>2020-08-18T17:11:46.570186988</dc:date>
    <meta:editing-cycles>45</meta:editing-cycles>
    <meta:editing-duration>PT19H43M48S</meta:editing-duration>
    <meta:document-statistic meta:table-count="8" meta:image-count="0" meta:object-count="0" meta:page-count="3" meta:paragraph-count="93" meta:word-count="396" meta:character-count="3378" meta:non-whitespace-character-count="3080"/>
    <meta:template xlink:type="simple" xlink:actuate="onRequest" xlink:title="" xlink:href="Normal.dotm"/>
  </office:meta>
</office:document-meta>
</file>